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db7c2"/>
    </style:style>
    <style:style style:name="T1" style:family="text">
      <style:text-properties style:font-name="Arial-BoldMT" fo:font-size="23pt" fo:font-weight="bold" style:font-size-asian="23pt" style:font-weight-asian="bold"/>
    </style:style>
    <style:style style:name="T2" style:family="text">
      <style:text-properties style:font-name="Arial-BoldMT" fo:font-size="17pt" fo:font-weight="bold" style:font-size-asian="17pt" style:font-weight-asian="bold"/>
    </style:style>
    <style:style style:name="T3" style:family="text">
      <style:text-properties style:font-name="Arial-BoldMT" fo:font-size="11pt" fo:font-weight="bold" style:font-size-asian="11pt" style:font-weight-asian="bold"/>
    </style:style>
    <style:style style:name="T4" style:family="text">
      <style:text-properties style:font-name="ArialMT" fo:font-size="11pt" style:font-size-asian="11pt"/>
    </style:style>
    <style:style style:name="T5" style:family="text">
      <style:text-properties style:font-name="ArialMT" fo:font-size="11pt" officeooo:rsid="001db7c2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ftware Developer</text:span></text:p>
      <text:p text:style-name="P1"><text:span text:style-name="T4">Xtreme Softech Private Limited</text:span></text:p>
      <text:p text:style-name="P2"><text:span text:style-name="T5"/></text:p>
      <text:p text:style-name="P2"><text:span text:style-name="T5">2 –</text:span><text:span text:style-name="T4"> </text:span><text:span text:style-name="T5">5 </text:span><text:span text:style-name="T4">years</text:span></text:p>
      <text:p text:style-name="P2"><text:span text:style-name="T4"/></text:p>
      <text:p text:style-name="P1"><text:span text:style-name="T4">Gurgaon/Gurugram(Sohna Road </text:span><text:span text:style-name="T5">sector- 48</text:span><text:span text:style-name="T4">)</text:span></text:p>
      <text:p text:style-name="P1"><text:span text:style-name="T2"/></text:p>
      <text:p text:style-name="P1"><text:span text:style-name="T2">Job description</text:span></text:p>
      <text:p text:style-name="P1"><text:span text:style-name="T4">● Development and delivery of web projects based on the software frameworks</text:span></text:p>
      <text:p text:style-name="P1"><text:span text:style-name="T4">● Analyze software requirements and develop software accordingly.</text:span></text:p>
      <text:p text:style-name="P1"><text:span text:style-name="T4">● Experience in developing applications using webservices, third party api etc.</text:span></text:p>
      <text:p text:style-name="P1"><text:span text:style-name="T4">● Skills Required - Web development, Spring boot, Spring Cloud, Java, Git, CI/CD tools</text:span></text:p>
      <text:p text:style-name="P1"><text:span text:style-name="T4">etc</text:span></text:p>
      <text:p text:style-name="P1"><text:span text:style-name="T4">● Experience in developing Webserivces, REST API, JSON is must.</text:span></text:p>
      <text:p text:style-name="P1"><text:span text:style-name="T3"/></text:p>
      <text:p text:style-name="P1"><text:span text:style-name="T3">Required Candidate profile</text:span></text:p>
      <text:p text:style-name="P1"><text:span text:style-name="T4">● Education - B.E. / B. Tech / MCA/ M. Tech/ BCA (Computer Science)</text:span></text:p>
      <text:p text:style-name="P1"><text:span text:style-name="T4">● Good problem solving skills.</text:span></text:p>
      <text:p text:style-name="P1"><text:span text:style-name="T4">● Good communication skills.</text:span></text:p>
      <text:p text:style-name="P1"><text:span text:style-name="T4">● Living in Gurgaon or willing to relocate to Gurgaon</text:span></text:p>
      <text:p text:style-name="P1"><text:span text:style-name="T3"/></text:p>
      <text:p text:style-name="P1"><text:span text:style-name="T3">Perks and Benefits</text:span></text:p>
      <text:p text:style-name="P1"><text:span text:style-name="T4">Salary and health insurance</text:span></text:p>
      <text:p text:style-name="P1"><text:span text:style-name="T4">Role Software Developer</text:span></text:p>
      <text:p text:style-name="P1"><text:span text:style-name="T4">Industry Type IT-Software / Software Services</text:span></text:p>
      <text:p text:style-name="P1"><text:span text:style-name="T4">Functional Area IT Software - Application Programming, Maintenance</text:span></text:p>
      <text:p text:style-name="P1"><text:span text:style-name="T4">Employment Type</text:span></text:p>
      <text:p text:style-name="P1"><text:span text:style-name="T4">Role Category Programming &amp; Design</text:span></text:p>
      <text:p text:style-name="P1"><text:span text:style-name="T4">Education</text:span></text:p>
      <text:p text:style-name="P1"><text:span text:style-name="T4">UG : B.Tech/B.E. - Computers</text:span></text:p>
      <text:p text:style-name="P1"><text:span text:style-name="T4">PG : MCA - Computers</text:span></text:p>
      <text:p text:style-name="P1"><text:span text:style-name="T4">Doctorate :</text:span></text:p>
      <text:p text:style-name="Standard"><text:span text:style-name="T4">Key Skills: Software Developme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7:54:11.721000000</meta:creation-date>
    <dc:date>2021-11-23T17:56:16.584000000</dc:date>
    <meta:editing-duration>PT2M5S</meta:editing-duration>
    <meta:editing-cycles>1</meta:editing-cycles>
    <meta:document-statistic meta:table-count="0" meta:image-count="0" meta:object-count="0" meta:page-count="1" meta:paragraph-count="28" meta:word-count="155" meta:character-count="1016" meta:non-whitespace-character-count="888"/>
    <meta:generator>LibreOffice/7.2.0.4$Windows_X86_64 LibreOffice_project/9a9c6381e3f7a62afc1329bd359cc48accb6435b</meta:generator>
  </office:meta>
</office:document-meta>
</file>